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258cm" style:use-optimal-column-width="false"/>
    </style:style>
    <style:style style:name="co2" style:family="table-column">
      <style:table-column-properties style:column-width="4.978cm" style:use-optimal-column-width="false"/>
    </style:style>
    <style:style style:name="co3" style:family="table-column">
      <style:table-column-properties style:column-width="3.775cm" style:use-optimal-column-width="false"/>
    </style:style>
    <style:style style:name="co4" style:family="table-column">
      <style:table-column-properties style:column-width="3.774cm" style:use-optimal-column-width="false"/>
    </style:style>
    <style:style style:name="co5" style:family="table-column">
      <style:table-column-properties style:column-width="5.118cm" style:use-optimal-column-width="false"/>
    </style:style>
    <style:style style:name="co6" style:family="table-column">
      <style:table-column-properties style:column-width="5.117cm" style:use-optimal-column-width="false"/>
    </style:style>
    <style:style style:name="co7" style:family="table-column">
      <style:table-column-properties style:column-width="4.121cm" style:use-optimal-column-width="false"/>
    </style:style>
    <style:style style:name="co8" style:family="table-column">
      <style:table-column-properties style:column-width="4.239cm" style:use-optimal-column-width="false"/>
    </style:style>
    <style:style style:name="co9" style:family="table-column">
      <style:table-column-properties style:column-width="4.238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 fo:border="0.03pt solid #000000"/>
    </style:style>
    <style:style style:name="ce2" style:family="table-cell">
      <style:paragraph-properties fo:text-align="center" fo:border="0.03pt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10.235cm" svg:height="5.831cm" svg:x="1.064cm" svg:y="1.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s_user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email</text:p>
              </table:table-cell>
              <table:table-cell>
                <text:p text:style-name="P1">char(@)</text:p>
              </table:table-cell>
            </table:table-row>
            <table:table-row table:style-name="ro1" table:default-cell-style-name="ce2">
              <table:table-cell>
                <text:p text:style-name="P1">password</text:p>
              </table:table-cell>
              <table:table-cell>
                <text:p text:style-name="P1">hash(char(30)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548cm" svg:height="4.859cm" svg:x="1.023cm" svg:y="15.09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 table:number-columns-spanned="2">
                <text:p text:style-name="P1">s_test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question</text:p>
              </table:table-cell>
              <table:table-cell>
                <text:p text:style-name="P1">path</text:p>
              </table:table-cell>
            </table:table-row>
            <table:table-row table:style-name="ro1" table:default-cell-style-name="ce2">
              <table:table-cell>
                <text:p text:style-name="P1">answer</text:p>
              </table:table-cell>
              <table:table-cell>
                <text:p text:style-name="P1">path</text:p>
              </table:table-cell>
            </table:table-row>
            <table:table-row table:style-name="ro1" table:default-cell-style-name="ce2">
              <table:table-cell>
                <text:p text:style-name="P1">author</text:p>
              </table:table-cell>
              <table:table-cell>
                <text:p text:style-name="P1">M2M(user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234cm" svg:height="9.719cm" svg:x="18.4cm" svg:y="1.0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 table:number-columns-spanned="2">
                <text:p text:style-name="P1">s_course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1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teacher</text:p>
              </table:table-cell>
              <table:table-cell>
                <text:p text:style-name="P1">M2M(user)</text:p>
              </table:table-cell>
            </table:table-row>
            <table:table-row table:style-name="ro1" table:default-cell-style-name="ce2">
              <table:table-cell>
                <text:p text:style-name="P1">group</text:p>
              </table:table-cell>
              <table:table-cell>
                <text:p text:style-name="P1">M2M(group)</text:p>
              </table:table-cell>
            </table:table-row>
            <table:table-row table:style-name="ro1" table:default-cell-style-name="ce2">
              <table:table-cell>
                <text:p text:style-name="P1">user</text:p>
              </table:table-cell>
              <table:table-cell>
                <text:p text:style-name="P1">M2M(user)</text:p>
              </table:table-cell>
            </table:table-row>
            <table:table-row table:style-name="ro1" table:default-cell-style-name="ce2">
              <table:table-cell>
                <text:p text:style-name="P1">test</text:p>
              </table:table-cell>
              <table:table-cell>
                <text:p text:style-name="P1">M2M(test)</text:p>
              </table:table-cell>
            </table:table-row>
            <table:table-row table:style-name="ro1" table:default-cell-style-name="ce2">
              <table:table-cell>
                <text:p text:style-name="P1">module</text:p>
              </table:table-cell>
              <table:table-cell>
                <text:p text:style-name="P1">O2M(s_module)</text:p>
              </table:table-cell>
            </table:table-row>
            <table:table-row table:style-name="ro1" table:default-cell-style-name="ce2">
              <table:table-cell>
                <text:p text:style-name="P1">is_open</text:p>
              </table:table-cell>
              <table:table-cell>
                <text:p text:style-name="P1">boo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241cm" svg:height="4.859cm" svg:x="20.466cm" svg:y="15.119cm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1" table:default-cell-style-name="ce2">
              <table:table-cell table:number-columns-spanned="2">
                <text:p text:style-name="P1">s_group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1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user</text:p>
              </table:table-cell>
              <table:table-cell>
                <text:p text:style-name="P1">M2M(users)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476cm" svg:height="4.859cm" svg:x="1cm" svg:y="8.50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2">
              <table:table-cell table:number-columns-spanned="2">
                <text:p text:style-name="P1">s_module</text:p>
              </table:table-cell>
              <table:covered-table-cell/>
            </table:table-row>
            <table:table-row table:style-name="ro1" table:default-cell-style-name="ce2">
              <table:table-cell>
                <text:p text:style-name="P1">id</text:p>
              </table:table-cell>
              <table:table-cell>
                <text:p text:style-name="P1">pk</text:p>
              </table:table-cell>
            </table:table-row>
            <table:table-row table:style-name="ro1" table:default-cell-style-name="ce2">
              <table:table-cell>
                <text:p text:style-name="P1">name</text:p>
              </table:table-cell>
              <table:table-cell>
                <text:p text:style-name="P1">char(150)</text:p>
              </table:table-cell>
            </table:table-row>
            <table:table-row table:style-name="ro1" table:default-cell-style-name="ce2">
              <table:table-cell>
                <text:p text:style-name="P1">description</text:p>
              </table:table-cell>
              <table:table-cell>
                <text:p text:style-name="P1">text</text:p>
              </table:table-cell>
            </table:table-row>
            <table:table-row table:style-name="ro1" table:default-cell-style-name="ce2">
              <table:table-cell>
                <text:p text:style-name="P1">test</text:p>
              </table:table-cell>
              <table:table-cell>
                <text:p text:style-name="P1">M2M(s_test)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08:36:50.658000000</meta:creation-date>
    <dc:date>2021-11-06T11:10:18.391000000</dc:date>
    <meta:editing-duration>PT4H34M19S</meta:editing-duration>
    <meta:editing-cycles>20</meta:editing-cycles>
    <meta:generator>LibreOffice/6.3.4.2$Windows_X86_64 LibreOffice_project/60da17e045e08f1793c57c00ba83cdfce946d0aa</meta:generator>
    <meta:document-statistic meta:object-count="5"/>
  </office:meta>
</office:document-meta>
</file>